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_20__28_Web_29_">
      <style:text-properties style:font-name="Arial"/>
    </style:style>
    <style:style style:name="P2" style:family="paragraph" style:parent-style-name="Normal_20__28_Web_29_">
      <style:paragraph-properties fo:margin-left="0.5in" fo:margin-right="0in" fo:text-indent="0in" style:auto-text-indent="false">
        <style:tab-stops/>
      </style:paragraph-properties>
      <style:text-properties style:font-name="Arial"/>
    </style:style>
    <style:style style:name="P3" style:family="paragraph" style:parent-style-name="Normal_20__28_Web_29_" style:master-page-name="MP0">
      <style:paragraph-properties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text:list-style style:name="L1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i. <text:s/></text:p>
      <text:p text:style-name="P1">Thanks for joining the Riverside JS Workshop group on Meetup. <text:s/>My name is Sean Olson. I am the workshop organizer, and please excuse this sounding like a form letter. <text:s/>It is, but I want to to give you a bit more information about our group and help you to get involved.</text:p>
      <text:p text:style-name="P1">WHO WE ARE:</text:p>
      <text:p text:style-name="Normal_20__28_Web_29_"><text:span text:style-name="Default_20_Paragraph_20_Font"><text:span text:style-name="T1">The Riverside JS Workshop provides developers an opportunity to build and maintain rock-solid JavaScript skills in a collaborative hands-on format. <text:s/>We ar</text:span></text:span><text:span text:style-name="Default_20_Paragraph_20_Font"><text:span text:style-name="T1">e committed to the simple principle that </text:span></text:span><text:span text:style-name="Default_20_Paragraph_20_Font"><text:span text:style-name="T2">People Learn by Doing</text:span></text:span><text:span text:style-name="Default_20_Paragraph_20_Font"><text:span text:style-name="T1">. <text:s/>To provide that learning-by-doing experience, we are organized online through a Google+ community and host monthly workshops to share and discuss our work with others. <text:s/>Our workshops are not </text:span></text:span><text:span text:style-name="Default_20_Paragraph_20_Font"><text:span text:style-name="T1">PowerPoint driven lectures to a passive audience. <text:s/>Instead, the workshop is a place where members build and share code with others. <text:s/></text:span></text:span></text:p>
      <text:p text:style-name="P1">WHAT TO DO NEXT</text:p>
      <text:p text:style-name="P1">Getting involved in the Riverside JS Workshop is simple. <text:s/>Here’s what you need to do next:</text:p>
      <text:p text:style-name="Normal_20__28_Web_29_"><text:span text:style-name="Default_20_Paragraph_20_Font"><text:span text:style-name="T1">Please, send me an email at </text:span></text:span><text:a xlink:type="simple" xlink:href="mailto:riverside.jsw@gmail.com" office:target-frame-name="_top" xlink:show="replace" text:style-name="Internet_20_link" text:visited-style-name="Visited_20_Internet_20_Link"><text:span text:style-name="Hyperlink"><text:span text:style-name="T1">riverside.jsw@gmail.com</text:span></text:span></text:a><text:span text:style-name="Default_20_Paragraph_20_Font"><text:span text:style-name="T1"> to get access to our Google+ community and other group resources.</text:span></text:span></text:p>
      <text:p text:style-name="Normal_20__28_Web_29_"><text:span text:style-name="Default_20_Paragraph_20_Font"><text:span text:style-name="T1">Get engaged by </text:span></text:span><text:span text:style-name="Default_20_Paragraph_20_Font"><text:span text:style-name="T1">attending our monthly workshop and utilizing the resources on </text:span></text:span><text:a xlink:type="simple" xlink:href="http://www.riversidejs.net/" office:target-frame-name="_top" xlink:show="replace" text:style-name="Internet_20_link" text:visited-style-name="Visited_20_Internet_20_Link"><text:span text:style-name="Hyperlink"><text:span text:style-name="T1">our website</text:span></text:span></text:a><text:span text:style-name="Default_20_Paragraph_20_Font"><text:span text:style-name="T1">.</text:span></text:span></text:p>
      <text:p text:style-name="P2"/>
      <text:p text:style-name="P1">Good Coding,</text:p>
      <text:p text:style-name="P1">Sean Olson</text:p>
      <text:p text:style-name="P1"/>
      <text:p text:style-name="Normal_20__28_Web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dc:creator>Sean Olson</dc:creator>
    <meta:creation-date>2015-01-26T17:10:00Z</meta:creation-date>
    <dc:date>2015-04-07T10:31:31.34</dc:date>
    <meta:editing-cycles>2</meta:editing-cycles>
    <meta:editing-duration>PT4H3M40S</meta:editing-duration>
    <meta:document-statistic meta:table-count="0" meta:image-count="0" meta:object-count="0" meta:page-count="1" meta:paragraph-count="10" meta:word-count="194" meta:character-count="1164"/>
    <meta:template xlink:type="simple" xlink:actuate="onRequest" xlink:title="" xlink:href="Normal.dotm"/>
  </office:meta>
</office:document-meta>
</file>